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59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1.2pt" svg:y="2.83pt">
            <draw:object draw:notify-on-update-of-ranges="Sheet1.B1:Sheet1.B1 Sheet1.B2:Sheet1.B101 Sheet1.C1:Sheet1.C1 Sheet1.C2:Sheet1.C101 Sheet1.D1:Sheet1.D1 Sheet1.D2:Sheet1.D101 Sheet1.E1:Sheet1.E1 Sheet1.E2:Sheet1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ORNEO binario</text:p>
          </table:table-cell>
          <table:table-cell office:value-type="string" calcext:value-type="string">
            <text:p>TORNEO 3-ario</text:p>
          </table:table-cell>
          <table:table-cell office:value-type="string" calcext:value-type="string">
            <text:p>TORNEO 4-ario</text:p>
          </table:table-cell>
          <table:table-cell office:value-type="string" calcext:value-type="string">
            <text:p>TORNEO 5-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964956" calcext:value-type="float">
            <text:p>44964956</text:p>
          </table:table-cell>
          <table:table-cell office:value-type="float" office:value="45001134" calcext:value-type="float">
            <text:p>45001134</text:p>
          </table:table-cell>
          <table:table-cell office:value-type="float" office:value="44968632" calcext:value-type="float">
            <text:p>44968632</text:p>
          </table:table-cell>
          <table:table-cell office:value-type="float" office:value="44944388" calcext:value-type="float">
            <text:p>44944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964956" calcext:value-type="float">
            <text:p>44964956</text:p>
          </table:table-cell>
          <table:table-cell office:value-type="float" office:value="44893506" calcext:value-type="float">
            <text:p>44893506</text:p>
          </table:table-cell>
          <table:table-cell office:value-type="float" office:value="44968632" calcext:value-type="float">
            <text:p>44968632</text:p>
          </table:table-cell>
          <table:table-cell office:value-type="float" office:value="44944388" calcext:value-type="float">
            <text:p>44944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924304" calcext:value-type="float">
            <text:p>44924304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59094" calcext:value-type="float">
            <text:p>44959094</text:p>
          </table:table-cell>
          <table:table-cell office:value-type="float" office:value="44914842" calcext:value-type="float">
            <text:p>44914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924304" calcext:value-type="float">
            <text:p>44924304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59094" calcext:value-type="float">
            <text:p>44959094</text:p>
          </table:table-cell>
          <table:table-cell office:value-type="float" office:value="44914842" calcext:value-type="float">
            <text:p>449148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924304" calcext:value-type="float">
            <text:p>44924304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59094" calcext:value-type="float">
            <text:p>44959094</text:p>
          </table:table-cell>
          <table:table-cell office:value-type="float" office:value="44914842" calcext:value-type="float">
            <text:p>449148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30854" calcext:value-type="float">
            <text:p>44930854</text:p>
          </table:table-cell>
          <table:table-cell office:value-type="float" office:value="44914842" calcext:value-type="float">
            <text:p>44914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30854" calcext:value-type="float">
            <text:p>44930854</text:p>
          </table:table-cell>
          <table:table-cell office:value-type="float" office:value="44908448" calcext:value-type="float">
            <text:p>449084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30854" calcext:value-type="float">
            <text:p>44930854</text:p>
          </table:table-cell>
          <table:table-cell office:value-type="float" office:value="44908448" calcext:value-type="float">
            <text:p>449084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8448" calcext:value-type="float">
            <text:p>449084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8448" calcext:value-type="float">
            <text:p>44908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8448" calcext:value-type="float">
            <text:p>449084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79368" calcext:value-type="float">
            <text:p>44879368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53586" calcext:value-type="float">
            <text:p>4485358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8674" calcext:value-type="float">
            <text:p>44848674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893060" calcext:value-type="float">
            <text:p>44893060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10866" calcext:value-type="float">
            <text:p>44910866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8242" calcext:value-type="float">
            <text:p>44908242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883728" calcext:value-type="float">
            <text:p>44883728</text:p>
          </table:table-cell>
          <table:table-cell office:value-type="float" office:value="44844776" calcext:value-type="float">
            <text:p>44844776</text:p>
          </table:table-cell>
          <table:table-cell office:value-type="float" office:value="44907708" calcext:value-type="float">
            <text:p>44907708</text:p>
          </table:table-cell>
          <table:table-cell office:value-type="float" office:value="44900784" calcext:value-type="float">
            <text:p>44900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1">00/00/0000</text:date>, <text:time style:data-style-name="N2" text:time-value="18:23:08.6749337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53:43.282794021</meta:creation-date>
    <dc:date>2019-02-01T18:31:32.244260519</dc:date>
    <meta:editing-duration>PT21M25S</meta:editing-duration>
    <meta:editing-cycles>7</meta:editing-cycles>
    <meta:generator>LibreOffice/6.0.7.3$Linux_X86_64 LibreOffice_project/00m0$Build-3</meta:generator>
    <meta:document-statistic meta:table-count="1" meta:cell-count="5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9cm" svg:y="3.454cm" style:legend-expansion="high" chart:style-name="ch2"/>
        <chart:plot-area chart:style-name="ch3" table:cell-range-address="Sheet1.B1:Sheet1.E101" chart:data-source-has-labels="row" svg:x="0.32cm" svg:y="0.18cm" svg:width="11.45cm" svg:height="8.64cm">
          <chartooo:coordinate-region svg:x="2.053cm" svg:y="0.379cm" svg:width="9.71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C2:Sheet1.C101" chart:label-cell-address="Sheet1.C1:Sheet1.C1" chart:class="chart:line">
            <chart:data-point chart:repeated="100"/>
          </chart:series>
          <chart:series chart:style-name="ch8" chart:values-cell-range-address="Sheet1.D2:Sheet1.D101" chart:label-cell-address="Sheet1.D1:Sheet1.D1" chart:class="chart:line">
            <chart:data-point chart:repeated="100"/>
          </chart:series>
          <chart:series chart:style-name="ch9" chart:values-cell-range-address="Sheet1.E2:Sheet1.E101" chart:label-cell-address="Sheet1.E1:Sheet1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RNEO binario</text:p>
                <draw:g>
                  <svg:desc>Sheet1.B1:Sheet1.B1</svg:desc>
                </draw:g>
              </table:table-cell>
              <table:table-cell office:value-type="string">
                <text:p>TORNEO 3-ario</text:p>
                <draw:g>
                  <svg:desc>Sheet1.C1:Sheet1.C1</svg:desc>
                </draw:g>
              </table:table-cell>
              <table:table-cell office:value-type="string">
                <text:p>TORNEO 4-ario</text:p>
                <draw:g>
                  <svg:desc>Sheet1.D1:Sheet1.D1</svg:desc>
                </draw:g>
              </table:table-cell>
              <table:table-cell office:value-type="string">
                <text:p>TORNEO 5-ari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964956">
                <text:p>44964956</text:p>
                <draw:g>
                  <svg:desc>Sheet1.B2:Sheet1.B101</svg:desc>
                </draw:g>
              </table:table-cell>
              <table:table-cell office:value-type="float" office:value="45001134">
                <text:p>45001134</text:p>
                <draw:g>
                  <svg:desc>Sheet1.C2:Sheet1.C101</svg:desc>
                </draw:g>
              </table:table-cell>
              <table:table-cell office:value-type="float" office:value="44968632">
                <text:p>44968632</text:p>
                <draw:g>
                  <svg:desc>Sheet1.D2:Sheet1.D101</svg:desc>
                </draw:g>
              </table:table-cell>
              <table:table-cell office:value-type="float" office:value="44944388">
                <text:p>44944388</text:p>
                <draw:g>
                  <svg:desc>Sheet1.E2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964956">
                <text:p>44964956</text:p>
              </table:table-cell>
              <table:table-cell office:value-type="float" office:value="44893506">
                <text:p>44893506</text:p>
              </table:table-cell>
              <table:table-cell office:value-type="float" office:value="44968632">
                <text:p>44968632</text:p>
              </table:table-cell>
              <table:table-cell office:value-type="float" office:value="44944388">
                <text:p>44944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924304">
                <text:p>44924304</text:p>
              </table:table-cell>
              <table:table-cell office:value-type="float" office:value="44879368">
                <text:p>44879368</text:p>
              </table:table-cell>
              <table:table-cell office:value-type="float" office:value="44959094">
                <text:p>44959094</text:p>
              </table:table-cell>
              <table:table-cell office:value-type="float" office:value="44914842">
                <text:p>44914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924304">
                <text:p>44924304</text:p>
              </table:table-cell>
              <table:table-cell office:value-type="float" office:value="44879368">
                <text:p>44879368</text:p>
              </table:table-cell>
              <table:table-cell office:value-type="float" office:value="44959094">
                <text:p>44959094</text:p>
              </table:table-cell>
              <table:table-cell office:value-type="float" office:value="44914842">
                <text:p>4491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924304">
                <text:p>44924304</text:p>
              </table:table-cell>
              <table:table-cell office:value-type="float" office:value="44879368">
                <text:p>44879368</text:p>
              </table:table-cell>
              <table:table-cell office:value-type="float" office:value="44959094">
                <text:p>44959094</text:p>
              </table:table-cell>
              <table:table-cell office:value-type="float" office:value="44914842">
                <text:p>44914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30854">
                <text:p>44930854</text:p>
              </table:table-cell>
              <table:table-cell office:value-type="float" office:value="44914842">
                <text:p>4491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30854">
                <text:p>44930854</text:p>
              </table:table-cell>
              <table:table-cell office:value-type="float" office:value="44908448">
                <text:p>4490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30854">
                <text:p>44930854</text:p>
              </table:table-cell>
              <table:table-cell office:value-type="float" office:value="44908448">
                <text:p>44908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8448">
                <text:p>44908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8448">
                <text:p>44908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8448">
                <text:p>449084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893060">
                <text:p>44893060</text:p>
              </table:table-cell>
              <table:table-cell office:value-type="float" office:value="44879368">
                <text:p>44879368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893060">
                <text:p>44893060</text:p>
              </table:table-cell>
              <table:table-cell office:value-type="float" office:value="44853586">
                <text:p>4485358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893060">
                <text:p>44893060</text:p>
              </table:table-cell>
              <table:table-cell office:value-type="float" office:value="44848674">
                <text:p>44848674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893060">
                <text:p>44893060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10866">
                <text:p>44910866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8242">
                <text:p>44908242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83728">
                <text:p>44883728</text:p>
              </table:table-cell>
              <table:table-cell office:value-type="float" office:value="44844776">
                <text:p>44844776</text:p>
              </table:table-cell>
              <table:table-cell office:value-type="float" office:value="44907708">
                <text:p>44907708</text:p>
              </table:table-cell>
              <table:table-cell office:value-type="float" office:value="44900784">
                <text:p>449007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